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66in"/>
    </style:style>
    <style:style style:name="co2" style:family="table-column">
      <style:table-column-properties fo:break-before="auto" style:column-width="2.938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1in"/>
    </style:style>
    <style:style style:name="co7" style:family="table-column">
      <style:table-column-properties fo:break-before="auto" style:column-width="2.9492in"/>
    </style:style>
    <style:style style:name="co8" style:family="table-column">
      <style:table-column-properties fo:break-before="auto" style:column-width="1.6866in"/>
    </style:style>
    <style:style style:name="co9" style:family="table-column">
      <style:table-column-properties fo:break-before="auto" style:column-width="1.7083in"/>
    </style:style>
    <style:style style:name="co10" style:family="table-column">
      <style:table-column-properties fo:break-before="auto" style:column-width="2.1764in"/>
    </style:style>
    <style:style style:name="co11" style:family="table-column">
      <style:table-column-properties fo:break-before="auto" style:column-width="3.2654in"/>
    </style:style>
    <style:style style:name="co12" style:family="table-column">
      <style:table-column-properties fo:break-before="auto" style:column-width="3.1236in"/>
    </style:style>
    <style:style style:name="co13" style:family="table-column">
      <style:table-column-properties fo:break-before="auto" style:column-width="1.9693in"/>
    </style:style>
    <style:style style:name="co14" style:family="table-column">
      <style:table-column-properties fo:break-before="auto" style:column-width="2.3398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vitar a torneo - Escenario tipic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Se envian invitaciones a los amigos disponibles, hasta que el cupo de torneo este lleno.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usuario envia invitaciones a sus amigos, estos se enteran del torneo. El torneo llena sus cupos. Se almacenan los participantes del torneo en la BD.</text:p>
          </table:table-cell>
          <table:table-cell table:number-columns-repeated="2"/>
        </table:table-row>
        <table:table-row table:style-name="ro1">
          <table:table-cell office:value-type="string">
            <text:p>Seleccion amigos</text:p>
          </table:table-cell>
          <table:table-cell office:value-type="string">
            <text:p>"X" cantidad de amigos marcados con check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Invitar"</text:p>
          </table:table-cell>
          <table:table-cell table:number-columns-repeated="2"/>
        </table:table-row>
        <table:table-row table:style-name="ro1">
          <table:table-cell office:value-type="string">
            <text:p>Seleccion de segunda accion</text:p>
          </table:table-cell>
          <table:table-cell office:value-type="string">
            <text:p>"Guardar y regresar"</text:p>
          </table:table-cell>
          <table:table-cell table:number-columns-repeated="2"/>
        </table:table-row>
      </table:table>
      <table:table table:name="Invitar a torneo - Escenario alternativ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El usuario desea invitar a la IA al torneo por distintas razon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. El usuario no tiene amigos suficientes para completar los cupos del torne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. Las solicitudes aceptadas no son suficientes para completar los cupos del torneo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. El usuario quiere agregar IA al torneo</text:p>
          </table:table-cell>
          <table:table-cell table:number-columns-repeated="2"/>
        </table:table-row>
        <table:table-row table:style-name="ro1">
          <table:table-cell office:value-type="string">
            <text:p>Defectos encontrados</text:p>
          </table:table-cell>
          <table:table-cell table:number-columns-repeated="3"/>
        </table:table-row>
        <table:table-row table:style-name="ro1">
          <table:table-cell office:value-type="string">
            <text:p>Resultados obtenidos</text:p>
          </table:table-cell>
          <table:table-cell table:number-columns-repeated="3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usuario envia invitaciones a sus amigos, estos se enteran del torneo. El torneo llena sus cupos, con jugadores y AI. Se almacenan los participantes del torneo en la BD</text:p>
          </table:table-cell>
          <table:table-cell table:number-columns-repeated="2"/>
        </table:table-row>
        <table:table-row table:style-name="ro1">
          <table:table-cell office:value-type="string">
            <text:p>Seleccion amigos</text:p>
          </table:table-cell>
          <table:table-cell office:value-type="string">
            <text:p>"X" cantidad de amigos marcados con check</text:p>
          </table:table-cell>
          <table:table-cell table:number-columns-repeated="2"/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Invitar", Inv. Aceptadas insuficientes.</text:p>
          </table:table-cell>
          <table:table-cell table:number-columns-repeated="2"/>
        </table:table-row>
        <table:table-row table:style-name="ro1">
          <table:table-cell office:value-type="string">
            <text:p>Seleccion de segunda accion</text:p>
          </table:table-cell>
          <table:table-cell office:value-type="string">
            <text:p>"Agregar IA" hasta llenar cupos</text:p>
          </table:table-cell>
          <table:table-cell table:number-columns-repeated="2"/>
        </table:table-row>
        <table:table-row table:style-name="ro1">
          <table:table-cell office:value-type="string">
            <text:p>Seleccion de tercera accion</text:p>
          </table:table-cell>
          <table:table-cell office:value-type="string">
            <text:p>"Guardar y regresar"</text:p>
          </table:table-cell>
          <table:table-cell table:number-columns-repeated="2"/>
        </table:table-row>
      </table:table>
      <table:table table:name="Invitar a torneo - Escenario alternativo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El creador del torneo desea "desinvitar" a un participante, IA o jugador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table:number-columns-repeated="2"/>
        </table:table-row>
        <table:table-row table:style-name="ro1">
          <table:table-cell office:value-type="string">
            <text:p>Resultados obtenidos</text:p>
          </table:table-cell>
          <table:table-cell table:number-columns-repeated="2"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usuario creador del torneo, elimina a una IA del torneo, y se libera su cupo para una nueva invitación.</text:p>
          </table:table-cell>
          <table:table-cell office:value-type="string">
            <text:p>El usuario creador del torneo, elimina a un amigo del torneo, y se libera su cupo para una nueva invitación.</text:p>
          </table:table-cell>
        </table:table-row>
        <table:table-row table:style-name="ro1">
          <table:table-cell office:value-type="string">
            <text:p>Seleccion participantes</text:p>
          </table:table-cell>
          <table:table-cell office:value-type="string">
            <text:p>"X" AI a "desinvitar" seleccionado con check</text:p>
          </table:table-cell>
          <table:table-cell office:value-type="string">
            <text:p>"X" amigo a "desinvitar" seleccionado con check</text:p>
          </table:table-cell>
        </table:table-row>
        <table:table-row table:style-name="ro1">
          <table:table-cell office:value-type="string">
            <text:p>Seleccion de accion</text:p>
          </table:table-cell>
          <table:table-cell table:number-columns-repeated="2" office:value-type="string">
            <text:p>"Eliminar marcados"</text:p>
          </table:table-cell>
        </table:table-row>
        <table:table-row table:style-name="ro1">
          <table:table-cell office:value-type="string">
            <text:p>Seleccion de segunda accion</text:p>
          </table:table-cell>
          <table:table-cell table:number-columns-repeated="2" office:value-type="string">
            <text:p>"Guardar y regresar"</text:p>
          </table:table-cell>
        </table:table-row>
      </table:table>
      <table:table table:name="Invitar a torneo - Escenario alternativo 3" table:style-name="ta1"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Ver estado de invitaciones.</text:p>
          </table:table-cell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El sistema muestra las peticiones enviadas, tanto las aceptadas, las declinadas, como las pendientes.</text:p>
          </table:table-cell>
        </table:table-row>
        <table:table-row table:style-name="ro1">
          <table:table-cell office:value-type="string">
            <text:p>Seleccion de accion</text:p>
          </table:table-cell>
          <table:table-cell office:value-type="string">
            <text:p>"Ver estado de invitaciones"</text:p>
          </table:table-cell>
        </table:table-row>
        <table:table-row table:style-name="ro1">
          <table:table-cell office:value-type="string">
            <text:p>Seleccion de segunda accion</text:p>
          </table:table-cell>
          <table:table-cell office:value-type="string">
            <text:p>"Estado de invitaciones" -&gt; "Volver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6:12:26.31</meta:creation-date>
    <meta:editing-duration>PT2H10M35S</meta:editing-duration>
    <meta:editing-cycles>17</meta:editing-cycles>
    <meta:generator>LibreOffice/3.5$Windows_x86 LibreOffice_project/dc9775d-05ecbee-0851ad3-1586698-727bf66</meta:generator>
    <dc:date>2013-04-21T19:10:56.63</dc:date>
    <meta:document-statistic meta:table-count="4" meta:cell-count="55" meta:object-count="0"/>
    <meta:user-defined meta:name="Info 1"/>
    <meta:user-defined meta:name="Info 2"/>
    <meta:user-defined meta:name="Info 3"/>
    <meta:user-defined meta:name="Info 4"/>
  </office:meta>
</office:document-meta>
</file>